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lacesGI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BRE_PLACE,N,5,0</text:p>
          </table:table-cell>
          <table:table-cell office:value-type="string">
            <text:p>IMPLANTATI,C,20</text:p>
          </table:table-cell>
          <table:table-cell office:value-type="string">
            <text:p>SV,C,20</text:p>
          </table:table-cell>
          <table:table-cell office:value-type="string">
            <text:p>SH,C,20</text:p>
          </table:table-cell>
          <table:table-cell office:value-type="string">
            <text:p>DIMENSIONS,C,50</text:p>
          </table:table-cell>
          <table:table-cell office:value-type="string">
            <text:p>ACCES_TROT,C,50</text:p>
          </table:table-cell>
          <table:table-cell office:value-type="string">
            <text:p>ARRETE,C,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5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5:21:03.98</dc:date>
    <dc:creator>Jérémie Valentin</dc:creator>
    <meta:document-statistic meta:table-count="1" meta:cell-count="2860" meta:object-count="0"/>
    <meta:generator>OpenOffice.org/3.4.1$Win32 OpenOffice.org_project/341m1$Build-9593</meta:generator>
  </office:meta>
</office:document-meta>
</file>